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a banniere à copilot</text:p>
      <text:p text:style-name="Standard">peux tu me générer une bannière pour un site de fiction interactive en tenant compte de ca : Couleurs Fond : Gris moyen (#2E2E2E ou #3A3A3A) → Éviter un gris trop foncé pour préserver la lisibilité. Texte : Blanc cassé (#F2F2F2) → Plus doux pour les yeux qu’un blanc pur. Liens : Bleu vif (#4A90E2 ou #007BFF) → Attire l’attention sans être agressif. Éléments interactifs (boutons, notifications) : Jaune-orangé (#FFC107) ou violet foncé (#673AB7) pour du contraste. ? Polices (Sans Serif) Titres : Montserrat, Poppins ou Raleway → Modernes et percutantes. Texte principal : Roboto, Lato ou Open Sans → Lisibles et agréables pour la lecture prolongée. Liens et éléments interactifs : Nunito ou Source Sans Pro → Fluides et harmonieuses. et en y incluant le nom heroclic adventure et un chevalier avec une épée .</text:p>
      <text:p text:style-name="Standard"/>
      <text:p text:style-name="Standard">Pour la première a 3eme image du <text:s/>mockup j'ai utilisé le même prompt</text:p>
      <text:p text:style-name="Standard"/>
      <text:p text:style-name="Standard">en quoi une image de héros enfreint la politique de contenu , je demande juste un héros en armure 94X49 de rp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Rosso</meta:initial-creator>
    <meta:creation-date>2025-08-18T10:06:38.99</meta:creation-date>
    <meta:generator>OpenOffice/4.1.15$Win32 OpenOffice.org_project/4115m2$Build-9813</meta:generator>
    <dc:date>2025-08-18T11:42:10.18</dc:date>
    <dc:creator>josé Rosso</dc:creator>
    <meta:editing-duration>PT46M31S</meta:editing-duration>
    <meta:editing-cycles>2</meta:editing-cycles>
    <meta:document-statistic meta:table-count="0" meta:image-count="0" meta:object-count="0" meta:page-count="1" meta:paragraph-count="4" meta:word-count="176" meta:character-count="1015"/>
  </office:meta>
</office:document-meta>
</file>